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8cm" style:rel-column-width="1746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1.415cm" style:rel-column-width="802*"/>
    </style:style>
    <style:style style:name="Tabella1.D" style:family="table-column">
      <style:table-column-properties style:column-width="2.701cm" style:rel-column-width="1531*"/>
    </style:style>
    <style:style style:name="Tabella1.E" style:family="table-column">
      <style:table-column-properties style:column-width="0.09cm" style:rel-column-width="51*"/>
    </style:style>
    <style:style style:name="Tabella1.F" style:family="table-column">
      <style:table-column-properties style:column-width="3.106cm" style:rel-column-width="1761*"/>
    </style:style>
    <style:style style:name="Tabella1.G" style:family="table-column">
      <style:table-column-properties style:column-width="0.82cm" style:rel-column-width="465*"/>
    </style:style>
    <style:style style:name="Tabella1.H" style:family="table-column">
      <style:table-column-properties style:column-width="0.896cm" style:rel-column-width="508*"/>
    </style:style>
    <style:style style:name="Tabella1.I" style:family="table-column">
      <style:table-column-properties style:column-width="0.7cm" style:rel-column-width="397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26f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dc8c0" style:font-size-asian="7pt" style:font-size-complex="7pt"/>
    </style:style>
    <style:style style:name="P5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Arial"/>
    </style:style>
    <style:style style:name="P59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6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Aria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officeooo:rsid="0211b3a6"/>
    </style:style>
    <style:style style:name="T11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7">DESTINATARIO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4"/>
      <text:p text:style-name="P55"><text:span text:style-name="T2"><text:tab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19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0">(scad. </text:span><text:placeholder text:placeholder-type="text">&lt;formatLang(o.date_deadline, date=True) if o.date_deadline else '/'&gt;</text:placeholder><text:span text:style-name="T10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52">DESCRIZIONE ARTICOLO</text:p>
            </table:table-cell>
            <table:table-cell table:style-name="Tabella1.C2" table:number-columns-spanned="3" office:value-type="string">
              <text:p text:style-name="P37">COLORE </text:p>
            </table:table-cell>
            <table:covered-table-cell/>
            <table:covered-table-cell/>
            <table:table-cell table:style-name="Tabella1.A2" office:value-type="string">
              <text:p text:style-name="P38">N.RO COLL<text:span text:style-name="T7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8">TA'</text:span></text:p>
            </table:table-cell>
            <table:table-cell table:style-name="Tabella1.I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4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4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0"><text:placeholder text:placeholder-type="text">&lt;('%s' % get_partic(l)) if o.partner_id.use_partic else ''&gt;</text:placeholder></text:p>
          </table:table-cell>
          <table:covered-table-cell/>
          <table:table-cell table:style-name="Tabella1.F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6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65"><text:placeholder text:placeholder-type="text">&lt;l.product_id.colour or ''&gt;</text:placeholder><text:span text:style-name="T4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0"/>
          </table:table-cell>
          <table:table-cell table:style-name="Tabella1.B13" table:number-columns-spanned="3" office:value-type="string">
            <text:p text:style-name="P22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60"><text:span text:style-name="T11">Rif. Int.: </text:span><text:span text:style-name="T11"><text:placeholder text:placeholder-type="text">&lt;get_datetime_now()&gt;</text:placeholder></text:span><text:span text:style-name="T12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2f' % get_counter('volume')&gt;</text:placeholder></text:p>
          </table:table-cell>
          <table:table-cell table:style-name="Tabella2.A1" office:value-type="string">
            <text:p text:style-name="P48">VOL + 10%</text:p>
            <text:p text:style-name="P20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20"><text:placeholder text:placeholder-type="text">&lt;'%6.2f' % get_counter('length')&gt;</text:placeholder></text:p>
          </table:table-cell>
          <table:table-cell table:style-name="Tabella2.A2" office:value-type="string">
            <text:p text:style-name="P48">PESO</text:p>
            <text:p text:style-name="P20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59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2:01:21.216495494</dc:date>
    <meta:editing-duration>P6DT21H33M52S</meta:editing-duration>
    <meta:editing-cycles>998</meta:editing-cycles>
    <meta:generator>LibreOffice/4.2.8.2$Linux_X86_64 LibreOffice_project/420m0$Build-2</meta:generator>
    <meta:document-statistic meta:table-count="6" meta:image-count="0" meta:object-count="0" meta:page-count="3" meta:paragraph-count="76" meta:word-count="221" meta:character-count="2246" meta:non-whitespace-character-count="2098"/>
    <meta:user-defined meta:name="Info 1"/>
    <meta:user-defined meta:name="Info 2"/>
    <meta:user-defined meta:name="Info 3"/>
    <meta:user-defined meta:name="Info 4"/>
  </office:meta>
</office:document-meta>
</file>